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oxima" svg:font-family="Proxim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Proxima" fo:letter-spacing="normal" fo:font-style="normal" fo:font-weight="normal"/>
    </style:style>
    <style:style style:name="P3" style:family="paragraph" style:parent-style-name="Heading_20_1">
      <style:paragraph-properties fo:margin-left="0cm" fo:margin-right="0cm" fo:margin-top="0cm" fo:margin-bottom="0cm" loext:contextual-spacing="false" fo:line-height="120%" fo:orphans="2" fo:widows="2" fo:text-indent="0cm" style:auto-text-indent="false" fo:padding="0cm" fo:border="none"/>
      <style:text-properties fo:font-variant="normal" fo:text-transform="none" fo:color="#000000" style:font-name="Proxima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176cm" fo:margin-bottom="0.176cm" loext:contextual-spacing="false" fo:orphans="2" fo:widows="2" fo:text-indent="0cm" style:auto-text-indent="false" fo:padding="0cm" fo:border="none"/>
      <style:text-properties fo:font-variant="normal" fo:text-transform="none" fo:color="#000000" style:font-name="Proxima" fo:font-size="8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ffffff" style:font-name="Proxima" fo:font-size="8pt" fo:letter-spacing="normal" fo:font-style="normal" fo:font-weight="normal"/>
    </style:style>
    <style:style style:name="T2" style:family="text">
      <style:text-properties fo:font-variant="normal" fo:text-transform="none" fo:color="#ffffff" style:font-name="Proxima" fo:font-size="8pt" fo:letter-spacing="normal" fo:font-style="normal" fo:font-weight="bold" loext:padding="0cm" loext:border="none"/>
    </style:style>
    <style:style style:name="T3" style:family="text">
      <style:text-properties fo:font-variant="normal" fo:text-transform="none" style:font-name="Proxima" fo:font-size="8pt" fo:letter-spacing="normal" fo:font-style="normal" fo:font-weight="normal"/>
    </style:style>
    <style:style style:name="T4" style:family="text">
      <style:text-properties fo:font-variant="normal" fo:text-transform="none" style:font-name="Proxima" fo:font-size="8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000000" style:font-name="Proxima" fo:font-size="8pt" fo:letter-spacing="normal" fo:font-style="normal" fo:font-weight="normal"/>
    </style:style>
    <style:style style:name="T6" style:family="text">
      <style:text-properties fo:font-variant="normal" fo:text-transform="none" fo:color="#000000" style:font-name="Proxima" fo:font-size="8pt" fo:letter-spacing="normal" fo:font-style="normal" fo:font-weight="bold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Политика конфиденциальности персональных данных</text:h>
      <text:p text:style-name="P5"><text:span text:style-name="T5">Настоящая Политика конфиденциальности персональных данных (далее – Политика конфиденциальности) действует в отношении всей информации, которую сайт </text:span><text:span text:style-name="Strong_20_Emphasis"><text:span text:style-name="T6">INSERM.RU</text:span></text:span><text:span text:style-name="T5">, (далее – Сайт) расположенный на доменном имени </text:span><text:span text:style-name="Strong_20_Emphasis"><text:span text:style-name="T6">inserm.ru</text:span></text:span><text:span text:style-name="T5"> (а также его субдоменах), может получить о Пользователе во время использования сайта inserm.ru (а также его субдоменов), его программ и его продуктов.</text:span></text:p>
      <text:h text:style-name="P2" text:outline-level="2">1. Определение терминов</text:h>
      <text:p text:style-name="P5"><text:span text:style-name="Strong_20_Emphasis"><text:span text:style-name="T6">1.1 В настоящей Политике конфиденциальности используются следующие термины:</text:span></text:span></text:p>
      <text:p text:style-name="P5"><text:span text:style-name="T5">1.1.1. «</text:span><text:span text:style-name="Strong_20_Emphasis"><text:span text:style-name="T6">Администрация сайта</text:span></text:span><text:span text:style-name="T5">» (далее – Администрация) – уполномоченные сотрудники на управление сайтом </text:span><text:span text:style-name="Strong_20_Emphasis"><text:span text:style-name="T6">INSERM.RU</text:span></text:span><text:span text:style-name="T5">, которые организуют и (или) осуществляют обработку персональных данных, а также определяет цели обработки персональных данных, состав персональных данных, подлежащих обработке, действия (операции), совершаемые с персональными данными.</text:span></text:p>
      <text:p text:style-name="P4">1.1.2. «Персональные данные» — любая информация, относящаяся к прямо или косвенно определенному, или определяемому физическому лицу (субъекту персональных данных).</text:p>
      <text:p text:style-name="P4">1.1.3. «Обработка персональных данных» — любое действие (операция) или совокупность действий (операций), совершаемых с использованием средств автоматизации или без использования таких средств с персональными данными, включая сбор, запись, систематизацию, накопление, хранение, уточнение (обновление, изменение), извлечение, использование, передачу (распространение, предоставление, доступ), обезличивание, блокирование, удаление, уничтожение персональных данных.</text:p>
      <text:p text:style-name="P4">1.1.4. «Конфиденциальность персональных данных» — обязательное для соблюдения Оператором или иным получившим доступ к персональным данным лицом требование не допускать их распространения без согласия субъекта персональных данных или наличия иного законного основания.</text:p>
      <text:p text:style-name="P5"><text:span text:style-name="T5">1.1.5. «Сайт </text:span><text:span text:style-name="Strong_20_Emphasis"><text:span text:style-name="T6">INSERM.RU</text:span></text:span><text:span text:style-name="T5">» — это совокупность связанных между собой веб-страниц, размещенных в сети Интернет по уникальному адресу (URL): </text:span><text:span text:style-name="Strong_20_Emphasis"><text:span text:style-name="T6">inserm.ru</text:span></text:span><text:span text:style-name="T5">, а также его субдоменах.</text:span></text:p>
      <text:p text:style-name="P4">1.1.6. «Субдомены» — это страницы или совокупность страниц, расположенные на доменах третьего уровня, принадлежащие сайту INSERM.RU, а также другие временные страницы, внизу который указана контактная информация Администрации</text:p>
      <text:p text:style-name="P5"><text:span text:style-name="T5">1.1.5. «Пользователь сайта </text:span><text:span text:style-name="Strong_20_Emphasis"><text:span text:style-name="T6">INSERM.RU</text:span></text:span><text:span text:style-name="T5"> » (далее Пользователь) – лицо, имеющее доступ к сайту </text:span><text:span text:style-name="Strong_20_Emphasis"><text:span text:style-name="T6">INSERM.RU</text:span></text:span><text:span text:style-name="T5">, посредством сети Интернет и использующее информацию, материалы и продукты сайта </text:span><text:span text:style-name="Strong_20_Emphasis"><text:span text:style-name="T6">INSERM.RU</text:span></text:span><text:span text:style-name="T5">.</text:span></text:p>
      <text:p text:style-name="P4">1.1.7. «Cookies» — небольшой фрагмент данных, отправленный веб-сервером и хранимый на компьютере пользователя, который веб-клиент или веб-браузер каждый раз пересылает веб-серверу в HTTP-запросе при попытке открыть страницу соответствующего сайта.</text:p>
      <text:p text:style-name="P4">1.1.8. «IP-адрес» — уникальный сетевой адрес узла в компьютерной сети, через который Пользователь получает доступ на Сайт.</text:p>
      <text:h text:style-name="P2" text:outline-level="2">2. Общие положения</text:h>
      <text:p text:style-name="P4">2.1. Использование сайта INSERM.RU Пользователем означает согласие с настоящей Политикой конфиденциальности и условиями обработки персональных данных Пользователя.</text:p>
      <text:p text:style-name="P4">2.2. В случае несогласия с условиями Политики конфиденциальности Пользователь должен прекратить использование сайта INSERM.RU .</text:p>
      <text:p text:style-name="P4">2.3. Настоящая Политика конфиденциальности применяется к сайту INSERM.RU. Сайт не контролирует и не несет ответственность за сайты третьих лиц, на которые Пользователь может перейти по ссылкам, доступным на сайте INSERM.RU.</text:p>
      <text:p text:style-name="P4">2.4. Администрация не проверяет достоверность персональных данных, предоставляемых Пользователем.</text:p>
      <text:h text:style-name="P2" text:outline-level="2">3. Предмет политики конфиденциальности</text:h>
      <text:p text:style-name="P4">3.1. Настоящая Политика конфиденциальности устанавливает обязательства Администрации по неразглашению и обеспечению режима защиты конфиденциальности персональных данных, которые Пользователь предоставляет по запросу Администрации при регистрации на сайте INSERM.RU или при подписке на информационную e-mail рассылку.</text:p>
      <text:p text:style-name="P4">3.2. Персональные данные, разрешённые к обработке в рамках настоящей Политики конфиденциальности, предоставляются Пользователем путём заполнения форм на сайте INSERM.RU и включают в себя следующую информацию:<text:line-break/>3.2.1. фамилию, имя, отчество Пользователя;<text:line-break/>3.2.2. контактный телефон Пользователя;<text:line-break/>3.2.3. адрес электронной почты (e-mail)<text:line-break/><text:soft-page-break/>3.2.4. место жительство Пользователя (при необходимости)<text:line-break/>3.2.5. фотографию (при необходимости)</text:p>
      <text:p text:style-name="P4">3.3. Сайт защищает Данные, которые автоматически передаются при посещении страниц:<text:line-break/>— IP адрес;<text:line-break/>— информация из cookies;<text:line-break/>— информация о браузере<text:line-break/>— время доступа;<text:line-break/>— реферер (адрес предыдущей страницы).</text:p>
      <text:p text:style-name="P4">3.3.1. Отключение cookies может повлечь невозможность доступа к частям сайта , требующим авторизации.</text:p>
      <text:p text:style-name="P4">3.3.2. Сайт осуществляет сбор статистики об IP-адресах своих посетителей. Данная информация используется с целью предотвращения, выявления и решения технических проблем.</text:p>
      <text:p text:style-name="P4">3.4. Любая иная персональная информация неоговоренная выше (история посещения, используемые браузеры, операционные системы и т.д.) подлежит надежному хранению и нераспространению, за исключением случаев, предусмотренных в п.п. 5.2. настоящей Политики конфиденциальности.</text:p>
      <text:h text:style-name="P2" text:outline-level="2">4. Цели сбора персональной информации пользователя</text:h>
      <text:p text:style-name="P4">4.1. Персональные данные Пользователя Администрация может использовать в целях:<text:line-break/>4.1.1. Идентификации Пользователя, зарегистрированного на сайте INSERM.RU для его дальнейшей авторизации.<text:line-break/>4.1.2. Предоставления Пользователю доступа к персонализированным данным сайта INSERM.RU.<text:line-break/>4.1.3. Установления с Пользователем обратной связи, включая направление уведомлений, запросов, касающихся использования сайта INSERM.RU, обработки запросов и заявок от Пользователя.<text:line-break/>4.1.4. Определения места нахождения Пользователя для обеспечения безопасности, предотвращения мошенничества.<text:line-break/>4.1.5. Подтверждения достоверности и полноты персональных данных, предоставленных Пользователем.<text:line-break/>4.1.6. Создания учетной записи для использования частей сайта INSERM.RU, если Пользователь дал согласие на создание учетной записи.<text:line-break/>4.1.7. Уведомления Пользователя по электронной почте.<text:line-break/>4.1.8. Предоставления Пользователю эффективной технической поддержки при возникновении проблем, связанных с использованием сайта INSERM.RU.<text:line-break/>4.1.9. Предоставления Пользователю с его согласия специальных предложений, новостной рассылки и иных сведений от имени сайта INSERM.RU.</text:p>
      <text:h text:style-name="P2" text:outline-level="2">5. Способы и сроки обработки персональной информации</text:h>
      <text:p text:style-name="P4">5.1. Обработка персональных данных Пользователя осуществляется без ограничения срока, любым законным способом, в том числе в информационных системах персональных данных с использованием средств автоматизации или без использования таких средств.</text:p>
      <text:p text:style-name="P4">5.2. Персональные данные Пользователя могут быть переданы уполномоченным органам государственной власти Российской Федерации только по основаниям и в порядке, установленным законодательством Российской Федерации.</text:p>
      <text:p text:style-name="P4">5.3. При утрате или разглашении персональных данных Администрация вправе не информировать Пользователя об утрате или разглашении персональных данных.</text:p>
      <text:p text:style-name="P4">5.4. Администрация принимает необходимые организационные и технические меры для защиты персональной информации Пользователя от неправомерного или случайного доступа, уничтожения, изменения, блокирования, копирования, распространения, а также от иных неправомерных действий третьих лиц.</text:p>
      <text:p text:style-name="P4">5.5. Администрация совместно с Пользователем принимает все необходимые меры по предотвращению убытков или иных отрицательных последствий, вызванных утратой или разглашением персональных данных Пользователя.</text:p>
      <text:h text:style-name="P2" text:outline-level="2">6. Права и обязанности сторон</text:h>
      <text:p text:style-name="P5"><text:span text:style-name="Strong_20_Emphasis"><text:span text:style-name="T6">6.1. Пользователь вправе:</text:span></text:span></text:p>
      <text:p text:style-name="P4">6.1.1. Принимать свободное решение о предоставлении своих персональных данных, необходимых для использования сайта INSERM.RU, и давать согласие на их обработку.</text:p>
      <text:p text:style-name="P4">6.1.2. Обновить, дополнить предоставленную информацию о персональных данных в случае изменения данной информации.</text:p>
      <text:p text:style-name="P4">6.1.3. Пользователь имеет право на получение у Администрации информации, касающейся обработки его персональных данных, если такое право не ограничено в соответствии с федеральными законами. Пользователь вправе требовать от Администрации уточнения его персональных данных, их блокирования или уничтожения в случае, если персональные данные <text:soft-page-break/>являются неполными, устаревшими, неточными, незаконно полученными или не являются необходимыми для заявленной цели обработки, а также принимать предусмотренные законом меры по защите своих прав. Для этого достаточно уведомить Администрацию по указаному E-mail адресу.</text:p>
      <text:p text:style-name="P5"><text:span text:style-name="Strong_20_Emphasis"><text:span text:style-name="T6">6.2. Администрация обязана:</text:span></text:span></text:p>
      <text:p text:style-name="P4">6.2.1. Использовать полученную информацию исключительно для целей, указанных в п. 4 настоящей Политики конфиденциальности.</text:p>
      <text:p text:style-name="P4">6.2.2. Обеспечить хранение конфиденциальной информации в тайне, не разглашать без предварительного письменного разрешения Пользователя, а также не осуществлять продажу, обмен, опубликование, либо разглашение иными возможными способами переданных персональных данных Пользователя, за исключением п.п. 5.2. настоящей Политики Конфиденциальности.</text:p>
      <text:p text:style-name="P4">6.2.3. Принимать меры предосторожности для защиты конфиденциальности персональных данных Пользователя согласно порядку, обычно используемого для защиты такого рода информации в существующем деловом обороте.</text:p>
      <text:p text:style-name="P4">6.2.4. Осуществить блокирование персональных данных, относящихся к соответствующему Пользователю, с момента обращения или запроса Пользователя, или его законного представителя либо уполномоченного органа по защите прав субъектов персональных данных на период проверки, в случае выявления недостоверных персональных данных или неправомерных действий.</text:p>
      <text:h text:style-name="P2" text:outline-level="2">Ответственность сторон</text:h>
      <text:p text:style-name="P4">7.1. Администрация, не исполнившая свои обязательства, несёт ответственность за убытки, понесённые Пользователем в связи с неправомерным использованием персональных данных, в соответствии с законодательством Российской Федерации, за исключением случаев, предусмотренных п.п. 5.2. и 7.2. настоящей Политики Конфиденциальности.</text:p>
      <text:p text:style-name="P4">7.2. В случае утраты или разглашения Конфиденциальной информации Администрация не несёт ответственность, если данная конфиденциальная информация:<text:line-break/>7.2.1. Стала публичным достоянием до её утраты или разглашения.<text:line-break/>7.2.2. Была получена от третьей стороны до момента её получения Администрацией Ресурса.<text:line-break/>7.2.3. Была разглашена с согласия Пользователя.</text:p>
      <text:p text:style-name="P4">7.3. Пользователь несет полную ответственность за соблюдение требований законодательства РФ, в том числе законов о рекламе, о защите авторских и смежных прав, об охране товарных знаков и знаков обслуживания, но не ограничиваясь перечисленным, включая полную ответственность за содержание и форму материалов.</text:p>
      <text:p text:style-name="P4">7.4. Пользователь признает, что ответственность за любую информацию (в том числе, но не ограничиваясь: файлы с данными, тексты и т. д.), к которой он может иметь доступ как к части сайта INSERM.RU, несет лицо, предоставившее такую информацию.</text:p>
      <text:p text:style-name="P4">7.5. Пользователь соглашается, что информация, предоставленная ему как часть сайта INSERM.RU, может являться объектом интеллектуальной собственности, права на который защищены и принадлежат другим Пользователям, партнерам или рекламодателям, которые размещают такую информацию на сайте INSERM.RU.<text:line-break/>Пользователь не вправе вносить изменения, передавать в аренду, передавать на условиях займа, продавать, распространять или создавать производные работы на основе такого Содержания (полностью или в части), за исключением случаев, когда такие действия были письменно прямо разрешены собственниками такого Содержания в соответствии с условиями отдельного соглашения.</text:p>
      <text:p text:style-name="P4">7.6. В отношение текстовых материалов (статей, публикаций, находящихся в свободном публичном доступе на сайте INSERM.RU) допускается их распространение при условии, что будет дана ссылка на Сайт.</text:p>
      <text:p text:style-name="P4">7.7. Администрация не несет ответственности перед Пользователем за любой убыток или ущерб, понесенный Пользователем в результате удаления, сбоя или невозможности сохранения какого-либо Содержания и иных коммуникационных данных, содержащихся на сайте INSERM.RU или передаваемых через него.</text:p>
      <text:p text:style-name="P4">7.8. Администрация не несет ответственности за любые прямые или косвенные убытки, произошедшие из-за: использования либо невозможности использования сайта, либо отдельных сервисов; несанкционированного доступа к коммуникациям Пользователя; заявления или поведение любого третьего лица на сайте.</text:p>
      <text:p text:style-name="P4">7.9. Администрация не несет ответственность за какую-либо информацию, размещенную пользователем на сайте INSERM.RU, включая, но не ограничиваясь: информацию, защищенную авторским правом, без прямого согласия владельца авторского права.</text:p>
      <text:h text:style-name="P2" text:outline-level="2">8. Разрешение споров</text:h>
      <text:p text:style-name="P4">8.1. До обращения в суд с иском по спорам, возникающим из отношений между Пользователем и Администрацией, обязательным является предъявление претензии (письменного предложения или предложения в электронном виде о добровольном урегулировании спора).</text:p>
      <text:p text:style-name="P4"><text:soft-page-break/>8.2. Получатель претензии в течение 30 календарных дней со дня получения претензии, письменно или в электронном виде уведомляет заявителя претензии о результатах рассмотрения претензии.</text:p>
      <text:p text:style-name="P4">8.3. При не достижении соглашения спор будет передан на рассмотрение Арбитражного суда г. Владимир.</text:p>
      <text:p text:style-name="P4">8.4. К настоящей Политике конфиденциальности и отношениям между Пользователем и Администрацией применяется действующее законодательство Российской Федерации.</text:p>
      <text:h text:style-name="P2" text:outline-level="2">9. Дополнительные условия</text:h>
      <text:p text:style-name="P4">9.1. Администрация вправе вносить изменения в настоящую Политику конфиденциальности без согласия Пользователя.</text:p>
      <text:p text:style-name="P4">9.2. Новая Политика конфиденциальности вступает в силу с момента ее размещения на сайте INSERM.RU, если иное не предусмотрено новой редакцией Политики конфиденциальности.</text:p>
      <text:p text:style-name="P4">9.3. Все предложения или вопросы касательно настоящей Политики конфиденциальности следует сообщать по адресу: info@inserm.ru</text:p>
      <text:p text:style-name="P4">9.4. Действующая Политика конфиденциальности размещена на странице по адресу https://inserm.ru/privacy.htm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oxima" svg:font-family="Proxim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1T09:50:11.417000000</meta:creation-date>
    <dc:date>2023-01-11T09:50:39.316000000</dc:date>
    <meta:editing-duration>PT28S</meta:editing-duration>
    <meta:editing-cycles>1</meta:editing-cycles>
    <meta:document-statistic meta:table-count="0" meta:image-count="0" meta:object-count="0" meta:page-count="4" meta:paragraph-count="63" meta:word-count="1556" meta:character-count="13312" meta:non-whitespace-character-count="11802"/>
    <meta:generator>Trio_Office/6.2.8.2$Windows_x86 LibreOffice_project/</meta:generator>
  </office:meta>
</office:document-meta>
</file>